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772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formula="of:=RAND()" office:value-type="float" office:value="0.200080322513969" calcext:value-type="float">
            <text:p>0.200080322513969</text:p>
          </table:table-cell>
          <table:table-cell office:value-type="string" calcext:value-type="string">
            <text:p>I must always be having new experiences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AND()" office:value-type="float" office:value="0.0388179376889849" calcext:value-type="float">
            <text:p>0.038817937688985</text:p>
          </table:table-cell>
          <table:table-cell office:value-type="string" calcext:value-type="string">
            <text:p>I side with the rebels over the establishment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AND()" office:value-type="float" office:value="0.374535131976171" calcext:value-type="float">
            <text:p>0.374535131976171</text:p>
          </table:table-cell>
          <table:table-cell office:value-type="string" calcext:value-type="string">
            <text:p>I can keep a conversation going with anyone about anything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AND()" office:value-type="float" office:value="0.66103979209717" calcext:value-type="float">
            <text:p>0.66103979209717</text:p>
          </table:table-cell>
          <table:table-cell office:value-type="string" calcext:value-type="string">
            <text:p>I put work first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RAND()" office:value-type="float" office:value="0.848565387475" calcext:value-type="float">
            <text:p>0.848565387475</text:p>
          </table:table-cell>
          <table:table-cell office:value-type="string" calcext:value-type="string">
            <text:p>I cry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AND()" office:value-type="float" office:value="0.568022880245068" calcext:value-type="float">
            <text:p>0.568022880245068</text:p>
          </table:table-cell>
          <table:table-cell office:value-type="string" calcext:value-type="string">
            <text:p>I daydream about being in love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AND()" office:value-type="float" office:value="0.515336972234393" calcext:value-type="float">
            <text:p>0.515336972234393</text:p>
          </table:table-cell>
          <table:table-cell office:value-type="string" calcext:value-type="string">
            <text:p>I have a hard time showing emotion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AND()" office:value-type="float" office:value="0.18221046400703" calcext:value-type="float">
            <text:p>0.18221046400703</text:p>
          </table:table-cell>
          <table:table-cell office:value-type="string" calcext:value-type="string">
            <text:p>I keep my thoughts to myself, to prevent trouble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RAND()" office:value-type="float" office:value="0.41648538953251" calcext:value-type="float">
            <text:p>0.41648538953251</text:p>
          </table:table-cell>
          <table:table-cell office:value-type="string" calcext:value-type="string">
            <text:p>I like mental challenge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AND()" office:value-type="float" office:value="0.570636712140488" calcext:value-type="float">
            <text:p>0.570636712140488</text:p>
          </table:table-cell>
          <table:table-cell office:value-type="string" calcext:value-type="string">
            <text:p>I get lots of satisfaction from helping others achieve their goals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AND()" office:value-type="float" office:value="0.780279248547871" calcext:value-type="float">
            <text:p>0.780279248547871</text:p>
          </table:table-cell>
          <table:table-cell office:value-type="string" calcext:value-type="string">
            <text:p>I naturally emerge as a leader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AND()" office:value-type="float" office:value="0.666949817936196" calcext:value-type="float">
            <text:p>0.666949817936196</text:p>
          </table:table-cell>
          <table:table-cell office:value-type="string" calcext:value-type="string">
            <text:p>I prefer it when leaders are decisive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AND()" office:value-type="float" office:value="0.143022884074645" calcext:value-type="float">
            <text:p>0.143022884074645</text:p>
          </table:table-cell>
          <table:table-cell office:value-type="string" calcext:value-type="string">
            <text:p>I spend hours alone with my hobbie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AND()" office:value-type="float" office:value="0.835680082141782" calcext:value-type="float">
            <text:p>0.835680082141782</text:p>
          </table:table-cell>
          <table:table-cell office:value-type="string" calcext:value-type="string">
            <text:p>I really enjoy feeling bitter sweet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RAND()" office:value-type="float" office:value="0.582938044554556" calcext:value-type="float">
            <text:p>0.582938044554556</text:p>
          </table:table-cell>
          <table:table-cell office:value-type="string" calcext:value-type="string">
            <text:p>I am very accepting and flexible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RAND()" office:value-type="float" office:value="0.0770941098962147" calcext:value-type="float">
            <text:p>0.077094109896215</text:p>
          </table:table-cell>
          <table:table-cell office:value-type="string" calcext:value-type="string">
            <text:p>I want people to tell me the truth, not spare my feelings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AND()" office:value-type="float" office:value="0.709195625562091" calcext:value-type="float">
            <text:p>0.709195625562091</text:p>
          </table:table-cell>
          <table:table-cell office:value-type="string" calcext:value-type="string">
            <text:p>I like to stand out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RAND()" office:value-type="float" office:value="0.190462373554101" calcext:value-type="float">
            <text:p>0.190462373554101</text:p>
          </table:table-cell>
          <table:table-cell office:value-type="string" calcext:value-type="string">
            <text:p>I like a conversation where no one agrees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AND()" office:value-type="float" office:value="0.455290590779711" calcext:value-type="float">
            <text:p>0.455290590779711</text:p>
          </table:table-cell>
          <table:table-cell office:value-type="string" calcext:value-type="string">
            <text:p>I get input from others before I make a decision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AND()" office:value-type="float" office:value="0.128281474107968" calcext:value-type="float">
            <text:p>0.128281474107968</text:p>
          </table:table-cell>
          <table:table-cell office:value-type="string" calcext:value-type="string">
            <text:p>I conform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AND()" office:value-type="float" office:value="0.104888805432683" calcext:value-type="float">
            <text:p>0.104888805432683</text:p>
          </table:table-cell>
          <table:table-cell office:value-type="string" calcext:value-type="string">
            <text:p>I strive for efficiency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519643091272976" calcext:value-type="float">
            <text:p>0.519643091272976</text:p>
          </table:table-cell>
          <table:table-cell office:value-type="string" calcext:value-type="string">
            <text:p>I always try to break the tension with a good joke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AND()" office:value-type="float" office:value="0.00580409606744678" calcext:value-type="float">
            <text:p>0.005804096067447</text:p>
          </table:table-cell>
          <table:table-cell office:value-type="string" calcext:value-type="string">
            <text:p>I am a perfectionis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921604026188603" calcext:value-type="float">
            <text:p>0.921604026188603</text:p>
          </table:table-cell>
          <table:table-cell office:value-type="string" calcext:value-type="string">
            <text:p>I avoid confrontation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RAND()" office:value-type="float" office:value="0.679319375681767" calcext:value-type="float">
            <text:p>0.679319375681767</text:p>
          </table:table-cell>
          <table:table-cell office:value-type="string" calcext:value-type="string">
            <text:p>Money is important to my happines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RAND()" office:value-type="float" office:value="0.469365300377895" calcext:value-type="float">
            <text:p>0.469365300377895</text:p>
          </table:table-cell>
          <table:table-cell office:value-type="string" calcext:value-type="string">
            <text:p>I am loyal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AND()" office:value-type="float" office:value="0.763505299009244" calcext:value-type="float">
            <text:p>0.763505299009244</text:p>
          </table:table-cell>
          <table:table-cell office:value-type="string" calcext:value-type="string">
            <text:p>I keep my belongings in order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86822126749477" calcext:value-type="float">
            <text:p>0.86822126749477</text:p>
          </table:table-cell>
          <table:table-cell office:value-type="string" calcext:value-type="string">
            <text:p>When other people are arguing, I leave the room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RAND()" office:value-type="float" office:value="0.404452209629175" calcext:value-type="float">
            <text:p>0.404452209629175</text:p>
          </table:table-cell>
          <table:table-cell office:value-type="string" calcext:value-type="string">
            <text:p>I put family first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AND()" office:value-type="float" office:value="0.524574052191247" calcext:value-type="float">
            <text:p>0.524574052191247</text:p>
          </table:table-cell>
          <table:table-cell office:value-type="string" calcext:value-type="string">
            <text:p>Fear of being taken advantage of keeps me from being more trusting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AND()" office:value-type="float" office:value="0.783262217817695" calcext:value-type="float">
            <text:p>0.783262217817695</text:p>
          </table:table-cell>
          <table:table-cell office:value-type="string" calcext:value-type="string">
            <text:p>I spend most of my time trying to understand thing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RAND()" office:value-type="float" office:value="0.658977440872792" calcext:value-type="float">
            <text:p>0.658977440872792</text:p>
          </table:table-cell>
          <table:table-cell office:value-type="string" calcext:value-type="string">
            <text:p>I often have to redo other peoples wor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RAND()" office:value-type="float" office:value="0.0850607995157314" calcext:value-type="float">
            <text:p>0.085060799515732</text:p>
          </table:table-cell>
          <table:table-cell office:value-type="string" calcext:value-type="string">
            <text:p>It is good to wake up to a full day of planned activitie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RAND()" office:value-type="float" office:value="0.261929959412351" calcext:value-type="float">
            <text:p>0.261929959412351</text:p>
          </table:table-cell>
          <table:table-cell office:value-type="string" calcext:value-type="string">
            <text:p>My relationships with others are what my life is about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RAND()" office:value-type="float" office:value="0.129552992702883" calcext:value-type="float">
            <text:p>0.129552992702883</text:p>
          </table:table-cell>
          <table:table-cell office:value-type="string" calcext:value-type="string">
            <text:p>I am uninhibited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RAND()" office:value-type="float" office:value="0.502047044139087" calcext:value-type="float">
            <text:p>0.502047044139087</text:p>
          </table:table-cell>
          <table:table-cell office:value-type="string" calcext:value-type="string">
            <text:p>I have difficulty saying no.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item_list.A1:item_list.C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3T17:19:15.726175761</dc:date>
    <meta:editing-duration>PT5M17S</meta:editing-duration>
    <meta:editing-cycles>3</meta:editing-cycles>
    <meta:generator>LibreOffice/6.4.7.2$Linux_X86_64 LibreOffice_project/40$Build-2</meta:generator>
    <meta:document-statistic meta:table-count="1" meta:cell-count="108" meta:object-count="0"/>
  </office:meta>
</office:document-meta>
</file>